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3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4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5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6" style:parent-style-name="Standard" style:family="paragraph"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8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9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0" style:parent-style-name="Standard" style:list-style-name="LFO1" style:family="paragraph"/>
    <style:style style:name="T11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2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13" style:parent-style-name="Standard" style:list-style-name="LFO1" style:family="paragraph">
      <style:text-properties style:font-name="Arial" style:font-name-complex="Arial" fo:color="#505050" fo:font-size="10pt" style:font-size-asian="10pt" style:font-size-complex="10pt"/>
    </style:style>
    <style:style style:name="P14" style:parent-style-name="Standard" style:list-style-name="LFO1" style:family="paragraph">
      <style:text-properties style:font-name="Arial" style:font-name-complex="Arial" fo:color="#505050" fo:font-size="10pt" style:font-size-asian="10pt" style:font-size-complex="10pt"/>
    </style:style>
    <style:style style:name="P15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6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7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8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2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21" style:parent-style-name="Standard" style:family="paragraph">
      <style:paragraph-properties fo:margin-left="0.9847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22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23" style:parent-style-name="Standard" style:list-style-name="LFO2" style:family="paragraph"/>
    <style:style style:name="T24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25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26" style:parent-style-name="Standard" style:list-style-name="LFO2" style:family="paragraph">
      <style:text-properties style:font-name="Arial" style:font-name-complex="Arial" fo:color="#505050" fo:font-size="10pt" style:font-size-asian="10pt" style:font-size-complex="10pt"/>
    </style:style>
    <style:style style:name="P27" style:parent-style-name="Standard" style:list-style-name="LFO2" style:family="paragraph">
      <style:text-properties style:font-name="Arial" style:font-name-complex="Arial" fo:color="#505050" fo:font-size="10pt" style:font-size-asian="10pt" style:font-size-complex="10pt"/>
    </style:style>
    <style:style style:name="P28" style:parent-style-name="Standard" style:list-style-name="LFO2" style:family="paragraph">
      <style:text-properties style:font-name="Arial" style:font-name-complex="Arial" fo:color="#505050" fo:font-size="10pt" style:font-size-asian="10pt" style:font-size-complex="10pt"/>
    </style:style>
    <style:style style:name="P2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3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31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32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35" style:parent-style-name="Standard" style:list-style-name="LFO3" style:family="paragraph"/>
    <style:style style:name="T36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37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38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39" style:parent-style-name="Standard" style:list-style-name="LFO3" style:family="paragraph">
      <style:text-properties style:font-name="Arial" style:font-name-complex="Arial" fo:color="#505050" fo:font-size="10pt" style:font-size-asian="10pt" style:font-size-complex="10pt"/>
    </style:style>
    <style:style style:name="P40" style:parent-style-name="Standard" style:list-style-name="LFO3" style:family="paragraph">
      <style:text-properties style:font-name="Arial" style:font-name-complex="Arial" fo:color="#505050" fo:font-size="10pt" style:font-size-asian="10pt" style:font-size-complex="10pt"/>
    </style:style>
    <style:style style:name="P41" style:parent-style-name="Standard" style:list-style-name="LFO3" style:family="paragraph">
      <style:text-properties style:font-name="Arial" style:font-name-complex="Arial" fo:color="#505050" fo:font-size="10pt" style:font-size-asian="10pt" style:font-size-complex="10pt"/>
    </style:style>
    <style:style style:name="P42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43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44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45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46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47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48" style:parent-style-name="Standard" style:family="paragraph"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49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50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51" style:parent-style-name="Standard" style:list-style-name="LFO4" style:family="paragraph"/>
    <style:style style:name="T52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53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54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55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56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57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58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5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6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61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62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63" style:parent-style-name="Standard" style:list-style-name="LFO4" style:family="paragraph"/>
    <style:style style:name="T64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65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66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67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68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6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1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2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3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4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5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6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77" style:parent-style-name="Standard" style:list-style-name="LFO4" style:family="paragraph"/>
    <style:style style:name="T78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79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80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81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82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83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84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85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86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87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88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89" style:parent-style-name="Standard" style:list-style-name="LFO4" style:family="paragraph"/>
    <style:style style:name="T90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91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92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93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94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95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96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97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98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9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00" style:parent-style-name="Standard" style:family="paragraph"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101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02" style:parent-style-name="Standard" style:list-style-name="LFO4" style:family="paragraph"/>
    <style:style style:name="T103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04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105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06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07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08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0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1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11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12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13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14" style:parent-style-name="Standard" style:list-style-name="LFO4" style:family="paragraph"/>
    <style:style style:name="T115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16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117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18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19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2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21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22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23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24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25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26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27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28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29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30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31" style:parent-style-name="Standard" style:list-style-name="LFO4" style:family="paragraph"/>
    <style:style style:name="T132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33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134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35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36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37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38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3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4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41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42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43" style:parent-style-name="Standard" style:family="paragraph">
      <style:text-properties style:font-name="Arial" style:font-name-complex="Arial" fo:font-weight="bold" style:font-weight-asian="bold" style:font-weight-complex="bold" fo:color="#505050" fo:font-size="10pt" style:font-size-asian="10pt" style:font-size-complex="10pt"/>
    </style:style>
    <style:style style:name="P144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45" style:parent-style-name="Standard" style:list-style-name="LFO4" style:family="paragraph"/>
    <style:style style:name="T146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47" style:parent-style-name="Hyperlink" style:family="text">
      <style:text-properties style:font-name="Arial" style:font-name-complex="Arial" fo:font-size="10pt" style:font-size-asian="10pt" style:font-size-complex="10pt"/>
    </style:style>
    <style:style style:name="T148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P149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50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51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52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53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54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55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56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57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58" style:parent-style-name="Standard" style:list-style-name="LFO4" style:family="paragraph"/>
    <style:style style:name="T159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60" style:parent-style-name="Hyperlink" style:family="text">
      <style:text-properties style:font-name="Arial" style:font-name-complex="Arial" fo:font-size="10pt" style:font-size-asian="10pt" style:font-size-complex="10pt"/>
    </style:style>
    <style:style style:name="P161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62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63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64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65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66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67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68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69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70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71" style:parent-style-name="Standard" style:list-style-name="LFO4" style:family="paragraph"/>
    <style:style style:name="T172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73" style:parent-style-name="Hyperlink" style:family="text">
      <style:text-properties style:font-name="Arial" style:font-name-complex="Arial" fo:font-size="10pt" style:font-size-asian="10pt" style:font-size-complex="10pt"/>
    </style:style>
    <style:style style:name="P174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75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76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77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78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7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80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81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82" style:parent-style-name="Standard" style:list-style-name="LFO4" style:family="paragraph"/>
    <style:style style:name="T183" style:parent-style-name="DefaultParagraphFont" style:family="text">
      <style:text-properties style:font-name="Arial" style:font-name-complex="Arial" fo:color="#505050" fo:font-size="10pt" style:font-size-asian="10pt" style:font-size-complex="10pt"/>
    </style:style>
    <style:style style:name="T184" style:parent-style-name="Hyperlink" style:family="text">
      <style:text-properties style:font-name="Arial" style:font-name-complex="Arial" fo:font-size="10pt" style:font-size-asian="10pt" style:font-size-complex="10pt"/>
    </style:style>
    <style:style style:name="P185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86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87" style:parent-style-name="Standard" style:list-style-name="LFO4" style:family="paragraph">
      <style:text-properties style:font-name="Arial" style:font-name-complex="Arial" fo:color="#505050" fo:font-size="10pt" style:font-size-asian="10pt" style:font-size-complex="10pt"/>
    </style:style>
    <style:style style:name="P188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89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90" style:parent-style-name="Standard" style:family="paragraph">
      <style:paragraph-properties fo:margin-left="1.9694in">
        <style:tab-stops/>
      </style:paragraph-properties>
      <style:text-properties style:font-name="Arial" style:font-name-complex="Arial" fo:color="#505050" fo:font-size="10pt" style:font-size-asian="10pt" style:font-size-complex="10pt"/>
    </style:style>
    <style:style style:name="P191" style:parent-style-name="Standard" style:family="paragraph">
      <style:text-properties style:font-name="Arial" style:font-name-complex="Arial" fo:color="#505050" fo:font-size="10pt" style:font-size-asian="10pt" style:font-size-complex="10pt"/>
    </style:style>
    <style:style style:name="P192" style:parent-style-name="Standard" style:family="paragraph">
      <style:text-properties style:font-name="Arial" style:font-name-complex="Arial" fo:color="#505050" fo:font-size="10pt" style:font-size-asian="10pt" style:font-size-complex="10pt"/>
    </style:style>
  </office:automatic-styles>
  <office:body>
    <office:text text:use-soft-page-breaks="true">
      <text:p text:style-name="P1">Project Name: Blog</text:p>
      <text:p text:style-name="P2">Team:</text:p>
      <text:p text:style-name="P3">Jainam Mehta</text:p>
      <text:p text:style-name="P4">Nandkishor Lamture</text:p>
      <text:p text:style-name="P5">Tirth Shah</text:p>
      <text:p text:style-name="P6"/>
      <text:p text:style-name="P7">Micro-service: User.py</text:p>
      <text:p text:style-name="P8"/>
      <text:p text:style-name="P9">Functionality: Add a new user</text:p>
      <text:list text:style-name="LFO1" text:continue-numbering="true">
        <text:list-item>
          <text:p text:style-name="P10"><text:span text:style-name="T11">Url:<text:s/></text:span><text:a xlink:href="http://127.0.0.1:5000/User" office:target-frame-name="_top" xlink:show="replace"><text:span text:style-name="T12">http://127.0.0.1:5000/User</text:span></text:a></text:p>
        </text:list-item>
        <text:list-item>
          <text:p text:style-name="P13">Method: POST</text:p>
        </text:list-item>
        <text:list-item>
          <text:p text:style-name="P14">json<text:s/>variables to the service:</text:p>
        </text:list-item>
      </text:list>
      <text:p text:style-name="P15">uid: This variable is for holding the user id.</text:p>
      <text:p text:style-name="P16">pwd: <text:s/>password</text:p>
      <text:p text:style-name="P17">fname: User id first name</text:p>
      <text:p text:style-name="P18">lname: User id last name</text:p>
      <text:p text:style-name="P19"/>
      <text:p text:style-name="P20">All the variables mentioned above are in lower case.</text:p>
      <text:p text:style-name="P21"/>
      <text:p text:style-name="P22">Functionality: Delete user. This functionality<text:s/>requires the user to login</text:p>
      <text:list text:style-name="LFO2" text:continue-numbering="true">
        <text:list-item>
          <text:p text:style-name="P23"><text:span text:style-name="T24">Url:<text:s/></text:span><text:a xlink:href="http://127.0.0.1:5000/User" office:target-frame-name="_top" xlink:show="replace"><text:span text:style-name="T25">http://127.0.0.1:5000/User</text:span></text:a></text:p>
        </text:list-item>
        <text:list-item>
          <text:p text:style-name="P26">Method: DELETE</text:p>
        </text:list-item>
        <text:list-item>
          <text:p text:style-name="P27">Login by entering the user id and password.</text:p>
        </text:list-item>
        <text:list-item>
          <text:p text:style-name="P28">Input variables to the service:</text:p>
        </text:list-item>
      </text:list>
      <text:p text:style-name="P29">uid: User id is retrieved from the login page.</text:p>
      <text:p text:style-name="P30">pwd:password<text:s/>is retrived from the login page.</text:p>
      <text:p text:style-name="P31"/>
      <text:p text:style-name="P32">Variables are not passed thru json. All variables mentioned above are in lower case.</text:p>
      <text:p text:style-name="P33"/>
      <text:p text:style-name="P34">Functionality: Patch password. This functionality requires the user to login</text:p>
      <text:list text:style-name="LFO3" text:continue-numbering="true">
        <text:list-item>
          <text:p text:style-name="P35"><text:span text:style-name="T36">Url:<text:s/></text:span><text:a xlink:href="http://127.0.0.1:5000/User" office:target-frame-name="_top" xlink:show="replace"><text:span text:style-name="T37">http://12</text:span><text:span text:style-name="T38">7.0.0.1:5000/User</text:span></text:a></text:p>
        </text:list-item>
        <text:list-item>
          <text:p text:style-name="P39">Method: PATCH</text:p>
        </text:list-item>
        <text:list-item>
          <text:p text:style-name="P40">Login by entering the user id and password.</text:p>
        </text:list-item>
        <text:list-item>
          <text:p text:style-name="P41">Input variables to the service:</text:p>
        </text:list-item>
      </text:list>
      <text:p text:style-name="P42">uid: User id is retrieved from the login page.</text:p>
      <text:p text:style-name="P43">pwd: current password is retrieved from the login page.</text:p>
      <text:p text:style-name="P44">npwd: new password. This is the only variable passed thru json.</text:p>
      <text:p text:style-name="P45"/>
      <text:p text:style-name="P46">All variables mentioned above are in lower case.</text:p>
      <text:p text:style-name="P47"/>
      <text:p text:style-name="P48">Micro-service: articleapi.py</text:p>
      <text:p text:style-name="P49"/>
      <text:p text:style-name="P50">Functionality: Add a new article. This functionality requires the user to be login</text:p>
      <text:list text:style-name="LFO4" text:continue-numbering="true">
        <text:list-item>
          <text:p text:style-name="P51"><text:span text:style-name="T52">Url:<text:s/></text:span><text:a xlink:href="http://127.0.0.1:5000/Article" office:target-frame-name="_top" xlink:show="replace"><text:span text:style-name="T53">http://127.0.0.1:5000/Article</text:span></text:a></text:p>
        </text:list-item>
        <text:list-item>
          <text:p text:style-name="P54">Method: POST</text:p>
        </text:list-item>
        <text:list-item>
          <text:p text:style-name="P55">Login by entering the user id and password.</text:p>
        </text:list-item>
        <text:list-item>
          <text:p text:style-name="P56">json variables to the service:</text:p>
        </text:list-item>
      </text:list>
      <text:p text:style-name="P57">title: Provide title of the article</text:p>
      <text:p text:style-name="P58">content: provide the content of the blog.</text:p>
      <text:p text:style-name="P59"/>
      <text:p text:style-name="P60">All the variables mentioned above are in lower case.</text:p>
      <text:p text:style-name="P61"/>
      <text:p text:style-name="P62">Functionality: Update an existing article.</text:p>
      <text:list text:style-name="LFO4" text:continue-numbering="true">
        <text:list-item>
          <text:p text:style-name="P63"><text:span text:style-name="T64">Url:<text:s/></text:span><text:a xlink:href="http://127.0.0.1:5000/Article" office:target-frame-name="_top" xlink:show="replace"><text:span text:style-name="T65">http://127.0.0.1:5000/Article</text:span></text:a></text:p>
        </text:list-item>
        <text:list-item>
          <text:p text:style-name="P66">Method: POST</text:p>
        </text:list-item>
        <text:list-item>
          <text:p text:style-name="P67">Login by entering the user id and password.</text:p>
        </text:list-item>
        <text:list-item>
          <text:p text:style-name="P68">json variables to the service:</text:p>
        </text:list-item>
      </text:list>
      <text:p text:style-name="P69">artid: provide the article id which is already in the database. You cannot <text:s/></text:p>
      <text:p text:style-name="P70"><text:s text:c="9"/>change the article id.</text:p>
      <text:p text:style-name="P71">title: Provide the updated title of the article</text:p>
      <text:p text:style-name="P72">content: provide the updated content of the blog.</text:p>
      <text:p text:style-name="P73"/>
      <text:p text:style-name="P74">All the variables mentioned above are in lower case.</text:p>
      <text:p text:style-name="P75"/>
      <text:p text:style-name="P76">Functionality: Delete an existing article.</text:p>
      <text:list text:style-name="LFO4" text:continue-numbering="true">
        <text:list-item>
          <text:p text:style-name="P77"><text:span text:style-name="T78">Url:<text:s/></text:span><text:a xlink:href="http://127.0.0.1:5000/Article" office:target-frame-name="_top" xlink:show="replace"><text:span text:style-name="T79">http://127.0.0.1:5000/Article</text:span></text:a></text:p>
        </text:list-item>
        <text:list-item>
          <text:p text:style-name="P80">Method: DELETE</text:p>
        </text:list-item>
        <text:list-item>
          <text:p text:style-name="P81">Login by entering the user id and password.</text:p>
        </text:list-item>
        <text:list-item>
          <text:p text:style-name="P82">json variables to the service:</text:p>
        </text:list-item>
      </text:list>
      <text:p text:style-name="P83">artid: provide the article id.</text:p>
      <text:p text:style-name="P84"/>
      <text:p text:style-name="P85">All the variables mentioned above are in lower case.</text:p>
      <text:p text:style-name="P86"/>
      <text:p text:style-name="P87"/>
      <text:p text:style-name="P88">Functionality: Get “n” existing article.</text:p>
      <text:list text:style-name="LFO4" text:continue-numbering="true">
        <text:list-item>
          <text:p text:style-name="P89"><text:span text:style-name="T90">Url:<text:s/></text:span><text:a xlink:href="http://127.0.0.1:5000/Article" office:target-frame-name="_top" xlink:show="replace"><text:span text:style-name="T91">http://127.0.0.1:5000/Article</text:span></text:a></text:p>
        </text:list-item>
        <text:list-item>
          <text:p text:style-name="P92">Method: GET</text:p>
        </text:list-item>
        <text:list-item>
          <text:p text:style-name="P93">You do not<text:s/>require<text:s/>to login to view the articles.</text:p>
        </text:list-item>
        <text:list-item>
          <text:p text:style-name="P94">json variables<text:s/>to the service:</text:p>
        </text:list-item>
      </text:list>
      <text:p text:style-name="P95">n: provide the number to list that many articles.</text:p>
      <text:p text:style-name="P96"/>
      <text:p text:style-name="P97">All the variables mentioned above are in lower case.</text:p>
      <text:p text:style-name="P98"/>
      <text:p text:style-name="P99"/>
      <text:p text:style-name="P100">Micro-service:<text:s/>Comments</text:p>
      <text:p text:style-name="P101">Functionality: Add a new<text:s/>comment.</text:p>
      <text:list text:style-name="LFO4" text:continue-numbering="true">
        <text:list-item>
          <text:p text:style-name="P102"><text:span text:style-name="T103">Url:<text:s/></text:span><text:a xlink:href="http://127.0.0.1:5000/comment" office:target-frame-name="_top" xlink:show="replace"><text:span text:style-name="T104">http://127.0.0.1:5000/comment</text:span></text:a></text:p>
        </text:list-item>
        <text:list-item>
          <text:p text:style-name="P105">Method: POST</text:p>
        </text:list-item>
        <text:list-item>
          <text:p text:style-name="P106">You may login by entering the user id and password<text:s/>if you want your name to appear for your comments.</text:p>
        </text:list-item>
        <text:list-item>
          <text:p text:style-name="P107">json variables to the service:</text:p>
        </text:list-item>
      </text:list>
      <text:p text:style-name="P108">artid: provide the article id.</text:p>
      <text:p text:style-name="P109">cmnt:<text:s/>provide<text:s/>comments<text:s/></text:p>
      <text:p text:style-name="P110"/>
      <text:p text:style-name="P111">All the variables mentioned above are in lower case.</text:p>
      <text:p text:style-name="P112"/>
      <text:p text:style-name="P113">Functionality:<text:s/>Delete<text:s/>a new<text:s/>comment.<text:s/>The user needs to login to delete his/her own comment.</text:p>
      <text:list text:style-name="LFO4" text:continue-numbering="true">
        <text:list-item>
          <text:p text:style-name="P114"><text:span text:style-name="T115">Url:<text:s/></text:span><text:a xlink:href="http://127.0.0.1:5000/comment" office:target-frame-name="_top" xlink:show="replace"><text:span text:style-name="T116">http://127.0.0.1:5000/comment</text:span></text:a></text:p>
        </text:list-item>
        <text:list-item>
          <text:p text:style-name="P117">Method:<text:s/>DELETE</text:p>
        </text:list-item>
        <text:list-item>
          <text:p text:style-name="P118">Login by entering the user id and password.</text:p>
        </text:list-item>
        <text:list-item>
          <text:p text:style-name="P119">json variables to the service:</text:p>
        </text:list-item>
      </text:list>
      <text:p text:style-name="P120">cmntid: provide the<text:s/>comment<text:s/>id<text:s/>to delete the comment.</text:p>
      <text:p text:style-name="P121"/>
      <text:p text:style-name="P122">All the variables mentioned above are in lower case.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Functionality:<text:s/>Get<text:s/>n number of comments of an article.</text:p>
      <text:list text:style-name="LFO4" text:continue-numbering="true">
        <text:list-item>
          <text:p text:style-name="P131"><text:span text:style-name="T132">Url:<text:s/></text:span><text:a xlink:href="http://127.0.0.1:5000/comment" office:target-frame-name="_top" xlink:show="replace"><text:span text:style-name="T133">http://127.0.0.1:5000/comment</text:span></text:a></text:p>
        </text:list-item>
        <text:list-item>
          <text:p text:style-name="P134">Method:<text:s/>GET</text:p>
        </text:list-item>
        <text:list-item>
          <text:p text:style-name="P135">You do not need to login to retrieve comments.</text:p>
        </text:list-item>
        <text:list-item>
          <text:p text:style-name="P136">json variables to the service:</text:p>
        </text:list-item>
      </text:list>
      <text:p text:style-name="P137">artid: provide<text:s/>article id.</text:p>
      <text:p text:style-name="P138">n: provide the number of comments to be retrieved.</text:p>
      <text:p text:style-name="P139"/>
      <text:p text:style-name="P140">All the variables mentioned above are in lower case.</text:p>
      <text:p text:style-name="P141"/>
      <text:p text:style-name="P142"/>
      <text:p text:style-name="P143">Micro-service:<text:s/>Tag</text:p>
      <text:p text:style-name="P144">Functionality: Add a<text:s/>tag to an existing article.</text:p>
      <text:list text:style-name="LFO4" text:continue-numbering="true">
        <text:list-item>
          <text:p text:style-name="P145"><text:span text:style-name="T146">Url:<text:s/></text:span><text:a xlink:href="http://127.0.0.1:5000/" office:target-frame-name="_top" xlink:show="replace"><text:span text:style-name="T147">http://127.0.0.1:5000/</text:span></text:a><text:span text:style-name="T148">Tag</text:span></text:p>
        </text:list-item>
        <text:list-item>
          <text:p text:style-name="P149">Method: POST</text:p>
        </text:list-item>
        <text:list-item>
          <text:p text:style-name="P150">You may login by entering the user id and password.</text:p>
        </text:list-item>
        <text:list-item>
          <text:p text:style-name="P151">json variables to the service:</text:p>
        </text:list-item>
      </text:list>
      <text:p text:style-name="P152">artid: provide the article id.</text:p>
      <text:p text:style-name="P153">tag:<text:s/>provide<text:s/>tag to be added.<text:s/></text:p>
      <text:p text:style-name="P154"/>
      <text:p text:style-name="P155">All the variables mentioned above are in lower case.</text:p>
      <text:p text:style-name="P156"/>
      <text:p text:style-name="P157">Functionality:<text:s/>Delete<text:s/>a<text:s/>tag<text:s/>which is linked to the article.<text:s/></text:p>
      <text:list text:style-name="LFO4" text:continue-numbering="true">
        <text:list-item>
          <text:p text:style-name="P158"><text:span text:style-name="T159">Url:<text:s/></text:span><text:a xlink:href="http://127.0.0.1:5000/Tag" office:target-frame-name="_top" xlink:show="replace"><text:span text:style-name="T160">http://127.0.0.1:5000/Tag</text:span></text:a></text:p>
        </text:list-item>
        <text:list-item>
          <text:p text:style-name="P161">Method:<text:s/>DELETE</text:p>
        </text:list-item>
        <text:list-item>
          <text:p text:style-name="P162">You may login by entering the user id and password.</text:p>
        </text:list-item>
        <text:list-item>
          <text:p text:style-name="P163">json variables to the service:</text:p>
        </text:list-item>
      </text:list>
      <text:p text:style-name="P164">artid: provide the article id.</text:p>
      <text:p text:style-name="P165">tag:<text:s/>provide<text:s/>tag to be<text:s/>deleted.<text:s/></text:p>
      <text:p text:style-name="P166"/>
      <text:p text:style-name="P167">All the variables mentioned above are in lower case.</text:p>
      <text:p text:style-name="P168"/>
      <text:p text:style-name="P169"/>
      <text:p text:style-name="P170">Functionality:<text:s/>Get all the tags linked to an article.<text:s/></text:p>
      <text:list text:style-name="LFO4" text:continue-numbering="true">
        <text:list-item>
          <text:p text:style-name="P171"><text:span text:style-name="T172">Url:<text:s/></text:span><text:a xlink:href="http://127.0.0.1:5000/Tag" office:target-frame-name="_top" xlink:show="replace"><text:span text:style-name="T173">http://127.0.0.1:5000/Tag</text:span></text:a></text:p>
        </text:list-item>
        <text:list-item>
          <text:p text:style-name="P174">Method:<text:s/>GET</text:p>
        </text:list-item>
        <text:list-item>
          <text:p text:style-name="P175">You may login by entering the user id and password.</text:p>
        </text:list-item>
        <text:list-item>
          <text:p text:style-name="P176">json variables to the service:</text:p>
        </text:list-item>
      </text:list>
      <text:p text:style-name="P177">artid: provide the article id.</text:p>
      <text:p text:style-name="P178"/>
      <text:p text:style-name="P179">All the variables mentioned above are in lower case.</text:p>
      <text:p text:style-name="P180"/>
      <text:p text:style-name="P181">Functionality:<text:s/>Get all the<text:s/>articles<text:s/>linked to a<text:s/>tag.<text:s/></text:p>
      <text:list text:style-name="LFO4" text:continue-numbering="true">
        <text:list-item>
          <text:p text:style-name="P182"><text:span text:style-name="T183">Url:<text:s/></text:span><text:a xlink:href="http://127.0.0.1:5000/Tag" office:target-frame-name="_top" xlink:show="replace"><text:span text:style-name="T184">http://127.0.0.1:5000/Tag</text:span></text:a></text:p>
        </text:list-item>
        <text:list-item>
          <text:p text:style-name="P185">Method:<text:s/>GET</text:p>
        </text:list-item>
        <text:list-item>
          <text:p text:style-name="P186">You may login by entering the user id and password.</text:p>
        </text:list-item>
        <text:list-item>
          <text:p text:style-name="P187">json variables to the service:</text:p>
        </text:list-item>
      </text:list>
      <text:p text:style-name="P188">tag: provide the article id.</text:p>
      <text:p text:style-name="P189"/>
      <text:p text:style-name="P190">All the variables mentioned above are in lower case.</text:p>
      <text:p text:style-name="P191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ndkishor lamture</dc:creator>
    <meta:creation-date>2019-03-12T07:34:00Z</meta:creation-date>
    <dc:date>2019-03-13T00:04:00Z</dc:date>
    <meta:template xlink:href="Normal" xlink:type="simple"/>
    <meta:editing-cycles>71</meta:editing-cycles>
    <meta:editing-duration>PT6420S</meta:editing-duration>
    <meta:document-statistic meta:page-count="3" meta:paragraph-count="10" meta:word-count="785" meta:character-count="5250" meta:row-count="37" meta:non-whitespace-character-count="4475"/>
  </office:meta>
</office:document-meta>
</file>